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WUserInfo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WUserInfo.AFWUserInfo( String portalName , String layoutKey , Use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FWUserInfoProvider.getUserInfo( String portalName , String layout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uthenticationFWUserInfoProvi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